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ToolsLayout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ToolsLayout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ToolsLayout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alToolsLayoutTransformer.startDocumen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ortalToolsLayoutTransform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